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orstop – dummy file to force git to recognize and archive the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an Olson</meta:initial-creator>
    <meta:creation-date>2014-12-03T11:02:42.45</meta:creation-date>
    <dc:date>2014-12-03T11:03:52.62</dc:date>
    <dc:creator>Sean Olson</dc:creator>
    <meta:editing-duration>PT1M10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3" meta:character-count="71"/>
  </office:meta>
</office:document-meta>
</file>